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Deuda exportaciones %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3.3" calcext:value-type="float">
            <text:p>13,3</text:p>
          </table:table-cell>
        </table:table-row>
        <table:table-row table:style-name="ro1">
          <table:table-cell office:value-type="string" calcext:value-type="string">
            <text:p>Argelia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string" calcext:value-type="string">
            <text:p>Camerún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string" calcext:value-type="string">
            <text:p>Congo R.</text:p>
          </table:table-cell>
          <table:table-cell office:value-type="float" office:value="21.3" calcext:value-type="float">
            <text:p>21,3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Egipto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string" calcext:value-type="string">
            <text:p>Eslovaquia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string" calcext:value-type="string">
            <text:p>Etiopía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string" calcext:value-type="string">
            <text:p>Gabón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string" calcext:value-type="string">
            <text:p>Haití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string" calcext:value-type="string">
            <text:p>Hungrí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string" calcext:value-type="string">
            <text:p>Irá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rdania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string" calcext:value-type="string">
            <text:p>Marruecos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string" calcext:value-type="string">
            <text:p>Níger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kistán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Papúa Nueva Guinea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Rep. Dominicana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string" calcext:value-type="string">
            <text:p>Rumania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string" calcext:value-type="string">
            <text:p>Sierra Leona</text:p>
          </table:table-cell>
          <table:table-cell office:value-type="float" office:value="52.6" calcext:value-type="float">
            <text:p>52,6</text:p>
          </table:table-cell>
        </table:table-row>
        <table:table-row table:style-name="ro1">
          <table:table-cell office:value-type="string" calcext:value-type="string">
            <text:p>Sudáfrica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Trinidad y Tabago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Túnez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string" calcext:value-type="string">
            <text:p>Turkmenistán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string" calcext:value-type="string">
            <text:p>Turquía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1.2" calcext:value-type="float">
            <text:p>2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12:13.230000000</dc:date>
    <meta:editing-duration>PT15M24S</meta:editing-duration>
    <meta:editing-cycles>16</meta:editing-cycles>
    <meta:generator>LibreOffice/7.2.1.2$Windows_X86_64 LibreOffice_project/87b77fad49947c1441b67c559c339af8f3517e22</meta:generator>
    <meta:document-statistic meta:table-count="1" meta:cell-count="140" meta:object-count="0"/>
  </office:meta>
</office:document-meta>
</file>